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39in" style:contextual-spacing="false" fo:line-height="115%" fo:text-align="center" style:justify-single-word="false"/>
    </style:style>
    <style:style style:name="P2" style:family="paragraph" style:parent-style-name="Standard">
      <style:paragraph-properties fo:margin-top="0in" fo:margin-bottom="0.139in" style:contextual-spacing="false" fo:line-height="115%"/>
    </style:style>
    <style:style style:name="P3" style:family="paragraph" style:parent-style-name="Standard">
      <style:paragraph-properties fo:margin-top="0in" fo:margin-bottom="0.139in" style:contextual-spacing="false" fo:line-height="115%"/>
      <style:text-properties style:font-name="Calibri" fo:font-size="11pt" fo:language="en" fo:country="US" fo:font-weight="normal"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US" fo:font-weight="bold" style:font-size-asian="11pt" style:font-weight-asian="bold"/>
    </style:style>
    <style:style style:name="T1" style:family="text">
      <style:text-properties style:font-name="Calibri" fo:font-size="11pt" fo:language="en" fo:country="US" fo:font-weight="bold" style:font-size-asian="11pt" style:font-weight-asian="bold"/>
    </style:style>
    <style:style style:name="T2" style:family="text">
      <style:text-properties style:font-name="Calibri" fo:font-size="11pt" fo:language="en" fo:country="US" fo:font-weight="normal" style:font-size-asian="11pt" style:font-weight-asian="normal"/>
    </style:style>
    <style:style style:name="T3" style:family="text">
      <style:text-properties style:font-name="Calibri" fo:font-size="11pt" fo:language="en" fo:country="US" fo:font-weight="normal" officeooo:rsid="00003c40" style:font-size-asian="11pt" style:font-weight-asian="normal"/>
    </style:style>
    <style:style style:name="T4" style:family="text">
      <style:text-properties style:font-name="Cambria Math" fo:font-size="11pt" fo:language="en" fo:country="US" fo:font-weight="normal" style:font-size-asian="11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Pretend It Never Happened. (Filmin potansiyel isimlerinden biri) </text:span><text:span text:style-name="T2"/></text:p>
      <text:p text:style-name="P2" loext:marker-style-name="T2"><text:span text:style-name="T2">Sinopsis: Dissosiyatif kişilik bozukluğuna sahip olan 17 buçuk yaşındaki Alseid, İstanbul'un en güzel liselerinden birinde başarılı bir öğrencidir. Ancak rahatsızlığına sebep olan derin bir travması vardır ve içindeki travmanın iplerini koparmak isteyen kızı susturamaz. Kendisi Zafer'le tanışacak ve Zafer'in hayatını değiştirecektir. </text:span><text:span text:style-name="T2"/></text:p>
      <text:p text:style-name="P2" loext:marker-style-name="T2"><text:span text:style-name="T1">2005 Ocak</text:span><text:span text:style-name="T2"/></text:p>
      <text:p text:style-name="P2" loext:marker-style-name="T2"><text:span text:style-name="T2">İlk sahne psikoterapi ile başlar. Alseid 16 yaşındadır. (Gerçek bir psikoterapistin oynaması daha iyi olur)</text:span><text:span text:style-name="T2"/></text:p>
      <text:p text:style-name="P2" loext:marker-style-name="T2"><text:span text:style-name="T2">"Merhaba, Alseid di mi?" Doktor bilgisayarından kontrol eder. </text:span><text:span text:style-name="T2"/></text:p>
      <text:p text:style-name="P2" loext:marker-style-name="T2"><text:span text:style-name="T2">Alseid başını sallar, hafifçe selam verir.</text:span><text:span text:style-name="T2"/></text:p>
      <text:p text:style-name="P2" loext:marker-style-name="T2"><text:span text:style-name="T2">"Nasılsın?" </text:span><text:span text:style-name="T2"/></text:p>
      <text:p text:style-name="P2" loext:marker-style-name="T2"><text:span text:style-name="T2">"İyiyim galiba" Alseid kendinden emin değildir, hissettiklerinin gerçekten ona ait olup olmadığından şüphelidir. </text:span><text:span text:style-name="T2"/></text:p>
      <text:p text:style-name="P2" loext:marker-style-name="T2"><text:span text:style-name="T2">"Evet Alseid seni dinliyorum."</text:span><text:span text:style-name="T2"/></text:p>
      <text:p text:style-name="P2" loext:marker-style-name="T2"><text:span text:style-name="T2">"Açıkçası ben buraya neden geldiğimi net olarak bilmiyorum. Sadece belki bir şeylere cevap bulabilirim diye buradayım."</text:span><text:span text:style-name="T2"/></text:p>
      <text:p text:style-name="P2" loext:marker-style-name="T2"><text:span text:style-name="T2">"Ne gibi şeyler?" der doktor 'ne' kısmını vurgulayarak. </text:span><text:span text:style-name="T2"/></text:p>
      <text:p text:style-name="P2" loext:marker-style-name="T2"><text:span text:style-name="T2">"Ben kendimi tanımıyorum. Bu normal mi?"</text:span><text:span text:style-name="T2"/></text:p>
      <text:p text:style-name="P2" loext:marker-style-name="T2"><text:span text:style-name="T2">"Bu yaşta çok normal ama biraz daha açar mısın ne demek istediğini?"</text:span><text:span text:style-name="T2"/></text:p>
      <text:p text:style-name="P2" loext:marker-style-name="T2"><text:span text:style-name="T2">Alseid sakince, hafif sesi kısık konuşmaya devam eder. "Etrafımdaki herkese baktığımda belirli bir karakter örüntülerine sahip olduklarını görüyorum. Onları düşündüğümde aklıma gelen şekiller var, kelimeler var... belki renkler bile. Ama kendimi düşündüğümde... görmüyorum hiçbir şey."</text:span><text:span text:style-name="T2"/></text:p>
      <text:p text:style-name="P2" loext:marker-style-name="T2"><text:span text:style-name="T2">Jenerik girer. </text:span><text:span text:style-name="T2"/></text:p>
      <text:p text:style-name="P2" loext:marker-style-name="T2"><text:span text:style-name="T1">17 Nisan 2005</text:span><text:span text:style-name="T2"/></text:p>
      <text:p text:style-name="P2" loext:marker-style-name="T2"><text:span text:style-name="T2">Kamera Alseid'in aşağısından çekmeye başlar, önce günlükten başlar ve günlüğün yırtık parçalarını gösterir. </text:span><text:span text:style-name="T2"/></text:p>
      <text:p text:style-name="P2" loext:marker-style-name="T2"><text:span text:style-name="T2">Alseid günlüğünden bir parçayı okuyordur. Günlüğü gül yapraklarıyla süslenmiştir ve üstünde glue izleri belli bir şekilde simler vardır. <text:s/></text:span><text:span text:style-name="T2"/></text:p>
      <text:p text:style-name="P2" loext:marker-style-name="T2"><text:span text:style-name="T2">"Dünyanın neresinde yaşarsanız yaşayın, hangi kültürün parçası olursanız olun; anne, hep annedir. Büyüdüğüm süre zarfında benim bir babam yoktu, o sebepten bilmiyorum; babalar toprağın her noktasında aynı mıdır?"</text:span><text:span text:style-name="T2"/></text:p>
      <text:p text:style-name="P2" loext:marker-style-name="T2"><text:soft-page-break/><text:span text:style-name="T2">Alseid tam okumaya devam edecekken doktor "Baba yerine koyduğun başka biri var mıydı?" diye sorarak onu keser.</text:span><text:span text:style-name="T2"/></text:p>
      <text:p text:style-name="P2" loext:marker-style-name="T2"><text:span text:style-name="T2">"Vardı." der Alseid sanki hiç oralara girmek istemiyormuş gibi ve bir anda Gül'ün gözleri tek bir noktaya takılı kalır.</text:span><text:span text:style-name="T2"/></text:p>
      <text:p text:style-name="P2" loext:marker-style-name="T2"><text:span text:style-name="T2">Doktor onu zorlamaz. Gözlerine iki saniye bakıp cevap aramaya çalışır ama cevabı şimdi veremeyeceğini anlayınca sadece şunu söyler: "Bunun hakkında konuşmaya hazır değilsin gibi görünüyor"</text:span><text:span text:style-name="T2"/></text:p>
      <text:p text:style-name="P2" loext:marker-style-name="T2"><text:span text:style-name="T2">"Sanki tek bir kelime bile söylersem içimdeki varlık parçalanacakmış gibi geliyor. Sanki, böyle havaya karışıp toz olacakmışım gibi." </text:span><text:span text:style-name="T2"/></text:p>
      <text:p text:style-name="P2" loext:marker-style-name="T2"><text:span text:style-name="T2">Aniden Alseid'in yüzünde tamamiyle belli olmayan, ama bir şeyden korktuğunu belli eden bir bakış geçer. Tehditte hissettiğini biliriz. (Nina's Dream son saniyeleri dinle)</text:span><text:span text:style-name="T2"/></text:p>
      <text:p text:style-name="P2" loext:marker-style-name="T2"><text:span text:style-name="T2">"Alseid, seninle şimdi 1 dakikalık bir alıştırma yapacağız. Buna mind dump deniliyor, istersen okumayacağım ama okumama izin verirsen okuyacağım. 1 dakika boyunca aklına gelen her şeyi, ama her şeyi, her kelimeyi, imgeyi buraya yazmanı istiyorum." </text:span><text:span text:style-name="T2"/></text:p>
      <text:p text:style-name="P2" loext:marker-style-name="T2"><text:span text:style-name="T2">"Bir kişi dahi yok. Bir kişi bile (bile kelimesini bastırarak) yok, kendi iradesiyle gelip bana sorular soran, beni önemseyen. Nerede yanlış yaptığımı çok merak ediyorum, tüm </text:span><text:span text:style-name="T3">taklitleri</text:span><text:span text:style-name="T2"> denedim. Artık sesimin duyulmasını istiyorum. Yalvarıyorum." yazar, aralarda yavaş yavaş dinlenerek. 1 dakikasını verimli bir şekilde geçirmiştir.</text:span></text:p>
      <text:p text:style-name="P2" loext:marker-style-name="T2"><text:span text:style-name="T2">"Alseid, tam olarak niçin duyulmak istiyorsun?" Psikolog yargılamadan sorgular.</text:span><text:span text:style-name="T2"/></text:p>
      <text:p text:style-name="P2" loext:marker-style-name="T2"><text:span text:style-name="T2">"İkinci sınıftayken -bir anlığına durur ve açıklama yapmak ihtiyacı hisseder- ilk başta yanlış hatırladığımı düşündüm ama gerçekti, biliyorum. -devam eder- Bir adam vardı, her çıkışta gözlerimin içine bakardı. (Alseid bu sırada kafasını sanki herkes bu anıyı hatırlıyormuşçasına, onay istermişçesine sallar) Çok uzaktaydı aslında, ama bir şekilde göz bebeklerimi incelediğini hissediyordum."</text:span><text:span text:style-name="T2"/></text:p>
      <text:p text:style-name="P2" loext:marker-style-name="T2"><text:span text:style-name="T2">"Tanıdığın biri miydi?" Psikolog bir anda sıradan bir psikolog edasıyla sorar bunu, içten değildir. Formalitedir yaptığı.</text:span><text:span text:style-name="T2"/></text:p>
      <text:p text:style-name="P2" loext:marker-style-name="T2"><text:span text:style-name="T2">"Hayır işte, problem de tam orada. Asla tanıyamadım onu, yanında kimse göremedim. Bir süre sonra da kayboldu. -Kendini sorgulayıcı bir şekilde durur- Olanlardan sonra yani..."</text:span><text:span text:style-name="T2"/></text:p>
      <text:p text:style-name="P2" loext:marker-style-name="T2"><text:span text:style-name="T2">"Olanlardan sonra mı?"</text:span><text:span text:style-name="T2"/></text:p>
      <text:p text:style-name="P2" loext:marker-style-name="T2"><text:span text:style-name="T2">Hikayeyi o saniyeden sonra görmemize gerek yoktur, Alseid'in varlığı bize hissettirir yaşanılanları.</text:span><text:span text:style-name="T2"/></text:p>
      <text:p text:style-name="P2" loext:marker-style-name="T2"><text:span text:style-name="T2">"Okuldan babam alırdı beni genellikle, o gün de aynen öyle olmuştu. Her şey gerçekten, oldukça normaldi. Babam markete gireceğini söyleyip kenarda beklememi söylemişti. Ben de o ne diyorsa onu yaptım, sonuçta korumam yanımdaydı. Öyle değil mi?" </text:span><text:span text:style-name="T2"/></text:p>
      <text:p text:style-name="P2" loext:marker-style-name="T2"><text:span text:style-name="T2">"Evet?"</text:span><text:span text:style-name="T2"/></text:p>
      <text:p text:style-name="P2" loext:marker-style-name="T2"><text:soft-page-break/><text:span text:style-name="T2">"Öyle olmadı. O adam, ismini bilmediğim, aklımın ücra köşesindeki o iblis beni belimden tuttuğu gibi binanın içine soktu. Çığlık atmaya çalıştığımda tırnaklarını boynuma bastırıp (Bu sırada görüntüde İblis'in Alseid'in narin/bebeksi boynuna biraz uzamış tırnaklarını soktuğunu ve Alseid'in gözlerinden akan yaşları görürüz, bu yaşlar normal insan gözyaşı gibi değil parlaktır.) acımı başka yöne yönlendirdi." (Daha sonra başka bir sahnede paralel olması açısından başka birinin Alseid'in boynuna baskıda bulunmasını ve onda flashback uyandırmasını istiyorum) </text:span><text:span text:style-name="T2"/></text:p>
      <text:p text:style-name="P2" loext:marker-style-name="T2"><text:span text:style-name="T2">"Sonra ne oldu peki o adama?"</text:span><text:span text:style-name="T2"/></text:p>
      <text:p text:style-name="P2" loext:marker-style-name="T2"><text:span text:style-name="T2">Alseid sigara içmek için izin istedi. Konuyu bilerek değiştirir. "Biliyor musunuz aslında farklı bir sigara alacaktım bugün ama satıcı kadın bunun içinde %7 nikotin bulunduğunu, beyaz filtreli olduğunu ve daha yumuşak bir içimi olduğunu söyledi. Ben de neden olmasın deyip denemeye karar verdim." </text:span><text:span text:style-name="T2"/></text:p>
      <text:p text:style-name="P2" loext:marker-style-name="T2"><text:span text:style-name="T2">"Daha çok kuşkucu bir insan mısındır yoksa insanların söylediklerine direkt inanır mısın Alseid?"</text:span><text:span text:style-name="T2"/></text:p>
      <text:p text:style-name="P2" loext:marker-style-name="T2"><text:span text:style-name="T2">"Yerine göre değişir, neden sordunuz ki?" </text:span><text:span text:style-name="T2"/></text:p>
      <text:p text:style-name="P2" loext:marker-style-name="T2"><text:span text:style-name="T2">"Sigara içmeye ne zaman başladın peki?" </text:span><text:span text:style-name="T2"/></text:p>
      <text:p text:style-name="P2" loext:marker-style-name="T2"><text:span text:style-name="T2">"Onunla birlikte. (Gözleri parlar ondan bahsettiği anda, gözlerinde yıldızlar oluşur gerçekten gülümsediğinde.) Bu bütün saçmalık olmadan önce işte." <text:s text:c="75"/>- <text:s text:c="153"/>(Flashback-Yer:Orman) Bu flashbackte renkler psikiyatri sahnesine göre daha açık ve pasteldir, parlak değildir yine de.</text:span><text:span text:style-name="T2"/></text:p>
      <text:p text:style-name="P2" loext:marker-style-name="T2"><text:span text:style-name="T2">(Alseid kıkırdayarak) - O kadar tutkulu içiyorsun ki şu bokta ne var merak ediyorum cidden. </text:span><text:span text:style-name="T2"/></text:p>
      <text:p text:style-name="P2" loext:marker-style-name="T2"><text:span text:style-name="T2">- Aslında biliyor musun tadında bir bok yok. Olay bence alışmakla ilgili. Şu şey sana nefes alıp vermeyi öğretiyor adeta, inanılmaz değil mi? </text:span><text:span text:style-name="T2"/></text:p>
      <text:p text:style-name="P2" loext:marker-style-name="T2"><text:span text:style-name="T2">- Versene bi. </text:span><text:span text:style-name="T2"/></text:p>
      <text:p text:style-name="P2" loext:marker-style-name="T2"><text:span text:style-name="T2">- Olmaz nimf, senin boğazından geçen tek şey ambrosia olmalı. </text:span><text:span text:style-name="T2"/></text:p>
      <text:p text:style-name="P2" loext:marker-style-name="T2"><text:span text:style-name="T2">- Böyle bir dünyada ben sonsuz olsam ne fayda Zafer. </text:span><text:span text:style-name="T2"/></text:p>
      <text:p text:style-name="P2" loext:marker-style-name="T2"><text:span text:style-name="T2">Siyah bir köpek gelir ayaklarına, karabaş cinsi. Alseid'in içinde köpeklere karşı özel bir sevgi vardır, sebebini bilmez. </text:span><text:span text:style-name="T2"/></text:p>
      <text:p text:style-name="P2" loext:marker-style-name="T2"><text:span text:style-name="T2">- Keşke bugün yaşamasaydık Alseid, der Zafer içi buruk bir şekilde. </text:span><text:span text:style-name="T2"/></text:p>
      <text:p text:style-name="P2" loext:marker-style-name="T2"><text:span text:style-name="T2">Alseid, Zafer'in ne demek istediğini hemen anlamıştı. Sonra onların ortak tanrıları sanki bunu söyledikleri için onlara ceza vermek ister gibi Zafer elini oturdukları taşın üzerinde gezdirirken kanamasını sağladı. Zafer'in parmağında ufak, kıpkırmızı kanayan bir çizik oluşmuştu.</text:span><text:span text:style-name="T2"/></text:p>
      <text:p text:style-name="P2" loext:marker-style-name="T2"><text:span text:style-name="T2">- Her şeyden önce, kanı istese de istemese de akan bir canlı olarak; var olmanın, emeğin, benliğin, yüce ya da alçak bir şeyler hissetmenin sahiden bir anlamı olduğu zamanlara dönmek istiyorum ben Zafer... dedi Alseid sesini hafif kısarak ve mızmızlanarak. Yağmuru umursamıyorlardı. </text:span><text:span text:style-name="T2"/></text:p>
      <text:p text:style-name="P2" loext:marker-style-name="T2"><text:soft-page-break/><text:span text:style-name="T1">(Nymphs were not immortal but were extremely long-lived and were on the whole kindly disposed towards men. They were distinguished according to the sphere of nature with thich they were connected. The Oceanids, for example, were sea nymphs; the Nereids inhabited both saltwater and freshwater; the Naiads presided over spring, rivers and lakes. The Oreads <text:s/>(oros, "mountain") were nymphs of mountains and grottoes; the Napaeae (nape, "dell") and the Alseids (alsos, "grove") were nymphs of glens and groves; the Dryads or Hamadryads presided over forests and trees.)</text:span><text:span text:style-name="T2"/></text:p>
      <text:p text:style-name="P2" loext:marker-style-name="T2"><text:span text:style-name="T2">Flashback biter. <text:s text:c="140"/>- <text:s text:c="155"/>Sanki biri çekmiş gibi sandalyesi çekilir Gül'ün. Arkasını döndüğünde kimse yoktur. <text:s/></text:span><text:span text:style-name="T2"/></text:p>
      <text:p text:style-name="P2" loext:marker-style-name="T2"><text:span text:style-name="T2">"Evet canım seni dinliyorum."</text:span><text:span text:style-name="T2"/></text:p>
      <text:p text:style-name="P2" loext:marker-style-name="T2"><text:span text:style-name="T2">"O zamandan bu yana kimse öğrenmedi öğrenselerdi de bir sey değişirmiş gibi gelmiyor."</text:span><text:span text:style-name="T2"/></text:p>
      <text:p text:style-name="P2" loext:marker-style-name="T2"><text:span text:style-name="T2">"Belki de birilerine bundan bahsetseydin kendi adaletini yaratmak zorunda kalmazdın." </text:span><text:span text:style-name="T2"/></text:p>
      <text:p text:style-name="P2" loext:marker-style-name="T2"><text:span text:style-name="T2">"Bahsettiğiniz adalet hiçbir zaman benim acımı gidermeyecekti ki her türlü sonum sizin karşınızdaki sandalye olacaktı."</text:span><text:span text:style-name="T2"/></text:p>
      <text:p text:style-name="P2" loext:marker-style-name="T2"><text:span text:style-name="T2">"Peki babana neden anlatmadın?"</text:span><text:span text:style-name="T2"/></text:p>
      <text:p text:style-name="P2" loext:marker-style-name="T2"><text:span text:style-name="T2">"Bahsettiğim olay olduğunda, o an ve o andan sonraki her şey öylesine hızlı hissettirdi ki, kim ne yaparsa yapsın, o saatten sonra tüm çaba çöpe gidermiş gibi geldi. When the things I mentioned happened, it all felt so fast and after that point I felt like no matter what anyone would do, all the hard work would be utterly wasted."</text:span><text:span text:style-name="T2"/></text:p>
      <text:p text:style-name="P2" loext:marker-style-name="T2"><text:span text:style-name="T2">"Devamı geldi mi tüm bunların?" </text:span><text:span text:style-name="T2"/></text:p>
      <text:p text:style-name="P2" loext:marker-style-name="T2"><text:span text:style-name="T2">"Hiç durdu mu diye sormanız daha mantıklı olurdu." der Alseid üstten bakar bir biçimde. </text:span><text:span text:style-name="T2"/></text:p>
      <text:p text:style-name="P2" loext:marker-style-name="T2"><text:span text:style-name="T2">"Babanı seviyorsun değil mi?"</text:span><text:span text:style-name="T2"/></text:p>
      <text:p text:style-name="P2" loext:marker-style-name="T2"><text:span text:style-name="T2">"Her şeyden ve herkesten çok. Eğer bilseydi beni korumak için her şeyi yapardı biliyorum. Pek gücü yoktu, hatta benden daha da zayıf biridir ama gerekirse kendini MAHVEDERDİ intikamımı almak için. Eğer bilseydi tabii." </text:span><text:span text:style-name="T2"/></text:p>
      <text:p text:style-name="P2" loext:marker-style-name="T2"><text:span text:style-name="T2">"Alseid, her ne kadar karşımda bir suç dolayısıyla duruyor olsan da, seni yargılamadığımı bilmeni istiyorum. Sadece, şuna cevap vermelisin. "İntikam"ını almak için bir çok yol bulunurken neden elini kana bulamayı tercih ettin?"</text:span><text:span text:style-name="T2"/></text:p>
      <text:p text:style-name="P2" loext:marker-style-name="T2"><text:span text:style-name="T2">"Mecburdum. Ölümün tek karşılığı ölümdür."</text:span><text:span text:style-name="T2"/></text:p>
      <text:p text:style-name="P2" loext:marker-style-name="T2"><text:span text:style-name="T2">"Ama teknik olarak sen karşımda kanlı canlı duruyorsun şu an. Ben mi yanlış görüyorum?"</text:span><text:span text:style-name="T2"/></text:p>
      <text:p text:style-name="P2" loext:marker-style-name="T2"><text:span text:style-name="T2">"Siz öyle düşünüyorsunuz. Amacım edebiyat yapmak değil, ama bilin ki; bu sadece sizin gördüğünüz. Dünya herkes için farklı döner." Bu noktada durgunluk oluşur. Psikiyatrist konuyu Zafer'e döndürür.</text:span><text:span text:style-name="T2"/></text:p>
      <text:p text:style-name="P2" loext:marker-style-name="T2"><text:soft-page-break/><text:span text:style-name="T2">"Zafer'le nasıl tanıştın anlatır mısın bana lütfen?"</text:span><text:span text:style-name="T2"/></text:p>
      <text:p text:style-name="P2" loext:marker-style-name="T2"><text:span text:style-name="T2">"Kabataş'ta okurken aynı sınıftaydık. 2. Yılımızda Sinem hoca vardı, bizi çok farklı iki kişilik gibi görmüş olacak ki yan yana oturtmayı tercih etti. Konuşmayız, gidişatı bozmayız diye."</text:span><text:span text:style-name="T2"/></text:p>
      <text:p text:style-name="P2" loext:marker-style-name="T2"><text:span text:style-name="T2">"Siz de aksine iyi anlaştınız diye anladım."</text:span><text:span text:style-name="T2"/></text:p>
      <text:p text:style-name="P2" loext:marker-style-name="T2"><text:span text:style-name="T2">"İyi anlaşmak küçük kalır. Biz birbirimizin yansımasıyız." Artık Alseid'in acısını görürüz. Nefes alamıyor gibidir ancak ağlamıyordur da. Sadece karmakarışık duygular içindedir ve der ki: </text:span><text:span text:style-name="T2"/></text:p>
      <text:p text:style-name="P2" loext:marker-style-name="T2"><text:span text:style-name="T2">"İçim parçalanıyormuş gibi hissediyorum. Anlayın artık. Bu soruları cevaplamak, cevaplayabiliyorum evet. Sakin görünüyorum. Duygusuz. Ama içim ikiye bölündü. Aslında Sinem hoca haklıydı, biz birbirimizin yansımasıyız derken kastettiğim de buydu. Her konuda tam tersiz. Yaptığım şeyden çok pişmanım. Ama pişman olmak hiçbir işe yaramayacak, o yüzden diyorum ki en azından gururlu durayım. Çünkü intikamımı aldım. Tek üzüldüğüm nokta aslında, Zafer'i gerçekten kullanabilmem oldu. İnsanın aşık olduğu insanı kullanabileceğini zannetmiyordum, ben Zafer'e aşığım sanırdım. O an gelene kadar, hep öyle sandım. O an geldiğindeyse, onu harcadım."</text:span><text:span text:style-name="T2"/></text:p>
      <text:p text:style-name="P2" loext:marker-style-name="T2"><text:span text:style-name="T2">"Zafer'e karşı bu konuyu nasıl açtın?" Kapı açılır. Alseid bir 'Nihayet!' nefesi verir, bir anda yeniden birisi sandalyesini çekmiş gibi olur. </text:span><text:span text:style-name="T1">Suya düşerken yukarıdan çekim. </text:span></text:p>
      <text:p text:style-name="P2" loext:marker-style-name="T2"><text:span text:style-name="T2">Sudan çıktığında kendini ve Zafer'i o taşın üzerinde görür. Nymph Alseid çırılçıplaktır. Nymph'in gözleri yıldız şeklinde parlar. Vücudunda tek bir dövme yoktur. Cildi soluktur. Neredeyse gri-soğuk mavi tonlarındadır. Parmak uçları sudan dolayı buruşmuştur. Kendisinin gözlerinin içine bakar. Kendisi Nymph'i görür ama sanki boşluğa bakıyordur. Nymph Zafer'in karşısına geçtiğindeyse gözlerine bakıp onu hipnoz eder. Sonra suya döner. </text:span><text:span text:style-name="T2"/></text:p>
      <text:p text:style-name="P2" loext:marker-style-name="T1"><text:span text:style-name="T1">(Bu Zafer'in de Alseid'in de Nymph'i ilk ve son görüşüdür. Zafer, Alseid'e Nymph'ten asla bahsetmez.)</text:span><text:span text:style-name="T1"/></text:p>
      <text:p text:style-name="P2" loext:marker-style-name="T1"><text:span text:style-name="T1">-</text:span><text:span text:style-name="T1"/></text:p>
      <text:p text:style-name="P2" loext:marker-style-name="T1"><text:span text:style-name="T1">Artık psikiyatrist de bilmektedir Alseid'ın suçunu, bu noktadan sonra onu polise bildirip bildirmemek kendi elindedir. Zafer zaten hapistetir ancak bu işin içinde Alseid'ın olduğuna dair düne değin kimsenin haberi yoktu. <text:s/>Alseid psikiyatri kliniğinden çıktığında artık sonunun geldiğinin farkındaydı. Ancak hapis nosyonu bile onun şu anki vicdani rahatlığını örtemezdi. Karataş'tan inerken görüntüleriz Alseid'ı. </text:span><text:span text:style-name="T1"/></text:p>
      <text:p text:style-name="P2" loext:marker-style-name="T1"><text:span text:style-name="T1">Mekan/Sahne Değişimi: (Geçmişten kare) Eye Opia'da oturan Alseid ve Zafer</text:span><text:span text:style-name="T1"/></text:p>
      <text:p text:style-name="P2" loext:marker-style-name="T1"><text:span text:style-name="T1">Bach, Concerto No.5 in F Minor, BWV 1056: 2. Largo </text:span><text:span text:style-name="T1"/></text:p>
      <text:p text:style-name="P2" loext:marker-style-name="T2"><text:span text:style-name="T2">Konuşma önce sıradan bir sohbet edermişçesine başlar. <text:s text:c="62"/>A: "Bu haftasonu Çeşme'ye gideceğiz galiba Dila'yla. </text:span><text:span text:style-name="T2"/></text:p>
      <text:p text:style-name="P2" loext:marker-style-name="T2"><text:span text:style-name="T2">"Bu soğukta?" </text:span><text:span text:style-name="T2"/></text:p>
      <text:p text:style-name="P2" loext:marker-style-name="T2"><text:span text:style-name="T2">"Soğukla ne alakası var Çeşme'ye gitmemizin?" Hafif kıkırdar 'Ne mana?' der gibi.</text:span><text:span text:style-name="T2"/></text:p>
      <text:p text:style-name="P2" loext:marker-style-name="T2"><text:soft-page-break/><text:span text:style-name="T2">"Bilemedim, durduk yere Çeşme'ye gitmek biraz ilginç geldi sadece. Deniz gelir ya akla."</text:span><text:span text:style-name="T2"/></text:p>
      <text:p text:style-name="P2" loext:marker-style-name="T2"><text:span text:style-name="T2">"Biraz kafa dinlememiz gerekiyor."</text:span><text:span text:style-name="T2"/></text:p>
      <text:p text:style-name="P2" loext:marker-style-name="T2"><text:span text:style-name="T2">"Sebep?" (kuşkulu.)</text:span><text:span text:style-name="T2"/></text:p>
      <text:p text:style-name="P2" loext:marker-style-name="T2"><text:span text:style-name="T2">"Sebep.. Bazen aklıma geliyor, günlerce gitmiyor biliyorsun."</text:span><text:span text:style-name="T2"/></text:p>
      <text:p text:style-name="P2" loext:marker-style-name="T2"><text:span text:style-name="T2">"Gül, sonsuza kadar böyle devam edemezsin."</text:span><text:span text:style-name="T2"/></text:p>
      <text:p text:style-name="P2" loext:marker-style-name="T2"><text:span text:style-name="T2">Alseid, Zafer'in ellerini yalvarırcasına tutar. Kalbi ona doğru yükselir. Ellerinin çekimi. </text:span><text:span text:style-name="T2"/></text:p>
      <text:p text:style-name="P2" loext:marker-style-name="T2"><text:span text:style-name="T2">"Zafer, sana anlatmak istediğim öylesine çok şey var ki. Bildiklerinin de ötesinde. Bilmek istemeyeceğin şeyler. Böyle konuşunca ilgini arttırdığımın farkındayım, ama insanların bilmesi gereken en önemli şeylerden biri, bazen sessizliğin daha yararlı olduğudur."</text:span><text:span text:style-name="T2"/></text:p>
      <text:p text:style-name="P2" loext:marker-style-name="T2"><text:span text:style-name="T2">Zafer'in gerginliği, duruşunu dikleştirmesinden ve ellerinin katılaşmasından anlaşılır. </text:span><text:span text:style-name="T2"/></text:p>
      <text:p text:style-name="P2" loext:marker-style-name="T2"><text:span text:style-name="T2">"Bak, her zaman söylediğim gibi bu konuda ne yapmamı istersen yaparım Alseid. Ne. Yapmamı. İstersen." </text:span><text:span text:style-name="T2"/></text:p>
      <text:p text:style-name="P2" loext:marker-style-name="T2"><text:span text:style-name="T2">"Senden istediğim tek bir şey var, özrümü kabul etmen."</text:span><text:span text:style-name="T2"/></text:p>
      <text:p text:style-name="P2" loext:marker-style-name="T2"><text:span text:style-name="T2">"Ne için?" </text:span><text:span text:style-name="T2"/></text:p>
      <text:p text:style-name="P2" loext:marker-style-name="T2"><text:span text:style-name="T2">"Anlayacaksın zaten zamanı geldiğinde, biraz yürüyelim mi?"</text:span><text:span text:style-name="T2"/></text:p>
      <text:p text:style-name="P2" loext:marker-style-name="T2"><text:span text:style-name="T2">Zafer, Alseid'ın her hareketine çok alışkındır. Aslında ondan beklemediği şey yoktur, Alseid Zafer hakkında en çok bunu sever; onun tarafından her türlü kabul edilmeyi. </text:span><text:span text:style-name="T2"/></text:p>
      <text:p text:style-name="P2" loext:marker-style-name="T2"><text:span text:style-name="T2">Alseid bunu söyler söylemez ayağa kalkar sanki dakikalar öncesinden kalkmaya hazırmış gibi. Zaten konuşma sırasında çok hafifçe çantasını toparlamaya başlar. Zafer ise durup "Ya affetmezsem seni?" der.</text:span><text:span text:style-name="T2"/></text:p>
      <text:p text:style-name="P2" loext:marker-style-name="T2"><text:span text:style-name="T2">Alseid asabileşir. Eye Opia'nın merdivenlerinden biraz inmişken Zafer'in yanına gidip, gözlerinin tam içine bakıp ve bileğini sımsıkı tutarak "O zaman aramızda geçen hiçbir şey gerçek değildir. Gerçekse affedersin. Gerçek değilse ikimize de hiçbir şey olmaz."</text:span><text:span text:style-name="T1"> (e Appreciate Power - Grimes çalmaya başlar.) </text:span><text:span text:style-name="T2">Bunları söylerken Alseid'ın gözleri 'yalvarır'dan dümdüz bir bakışa dönüşür. </text:span></text:p>
      <text:p text:style-name="P3" loext:marker-style-name="T2"/>
      <text:p text:style-name="P3" loext:marker-style-name="T2"/>
      <text:p text:style-name="P2" loext:marker-style-name="T2"><text:span text:style-name="T2">Yapabileceğin hiçbir şey olmadığında mecbur kalıyorsun böyle yaşamaya. Seni başından beri kurutan bir duruma karşı yapabilecek hiçbir şey olmadığında böyle oturup </text:span><text:span text:style-name="T2"/></text:p>
      <text:p text:style-name="P3" loext:marker-style-name="T2"/>
      <text:p text:style-name="P4" loext:marker-style-name="T1"/>
      <text:p text:style-name="P2" loext:marker-style-name="T1"><text:span text:style-name="T1">(Rastgele notlar, belki senaryoya yardımcı olabilir: Bunu fark etmem 18 yılımı aldı. Anneannemin ölüşü </text:span><text:soft-page-break/><text:span text:style-name="T1">ikimizi de değiştirdi, sanırım. O yaşamın önemsizliğini melankolik bir şekilde fark etmeye başladı ben ise zaten farkındaydım. Birçok kız çocuğunun annesiyle gelgitli ilişkisi olmuştur, ondan nefret edip az zaman sonra 'Ya hata gerçekten benimse? Annemle aslında çok yakın arkadaşlar olabiliriz' diye sorguladıkları anlar da. Tam bunu düşündükleri sırada yine bir darbe gelir, yeniden vazgeçerler annelerini sevmekten. Ya da daha doğrusu, o sevgiyi kalplerine gömerler yeniden. </text:span><text:span text:style-name="T1"/></text:p>
      <text:p text:style-name="P2" loext:marker-style-name="T1"><text:span text:style-name="T1">- Beni bulmanı diliyorum, çünkü ben seni nasıl bulabileceğimi bilmiyorum. <text:s/></text:span><text:span text:style-name="T1"/></text:p>
      <text:p text:style-name="P2" loext:marker-style-name="T1"><text:span text:style-name="T1">- Her zaman dişlerim vardı sadece sen görmedin.</text:span><text:span text:style-name="T1"/></text:p>
      <text:p text:style-name="P2" loext:marker-style-name="T1"><text:span text:style-name="T1">“we love only the person we can eat” ) </text:span><text:span text:style-name="T1"/></text:p>
      <text:p text:style-name="P1" loext:marker-style-name="T2"><text:span text:style-name="T1">DID Hakkında Bilgiler</text:span><text:span text:style-name="T2"/></text:p>
      <text:p text:style-name="P2" loext:marker-style-name="T2"><text:span text:style-name="T2">Criteria for DID include the presence of </text:span><text:span text:style-name="T4">≥</text:span><text:span text:style-name="T2">2 distinctive identities or personality states that recurrently take control of an individual’s behavior.</text:span></text:p>
      <text:p text:style-name="P2" loext:marker-style-name="T2"><text:span text:style-name="T2">Kişilerin ilk tepkileri şiddetli bir panik atağından duygusal küntlüğe, sanki hiç bir şey olmamış gibi inanılması güç bir sahte sükunete değişebilir. This is accompanied by an inability to recall important personal information to an extent that cannot be explained by ordinary forgetfulness</text:span><text:span text:style-name="T2"/></text:p>
      <text:p text:style-name="P2" loext:marker-style-name="T2"><text:span text:style-name="T2">biraz alakali bir bilgi? In somatoform disorders, physical symptoms suggest a physical disorder, but there are no demonstrable organic findings and there is strong evidence for link to psychological factors or conflicts. The term is from Greek, “soma” for body.</text:span><text:span text:style-name="T2"/></text:p>
      <text:p text:style-name="P2" loext:marker-style-name="T2"><text:span text:style-name="T2">The presence of </text:span><text:span text:style-name="T4">≥</text:span><text:span text:style-name="T2">2 distinct identities or personality states, each with its own relatively enduring pattern of perceiving, relating to, and thinking about the environment and self.</text:span></text:p>
      <text:p text:style-name="P2" loext:marker-style-name="T2"><text:span text:style-name="T2">The disturbance is not due to the direct physiological effects of substance or a general medical condition. In children, the symptoms are not attributable to imaginary playmates or other fantasy play. </text:span><text:span text:style-name="T2"/></text:p>
      <text:p text:style-name="P2" loext:marker-style-name="T2"><text:span text:style-name="T2">An insanity defense is raised in &lt;1% of felony (cinayettten suçlu. eski İngiliz yasalarında cezası idam, mal ve mülkün istirdadı, kötürüm etme/sakatlama olan ağır suçlardan biri) cases, and is successful in only a fraction of those. </text:span><text:span text:style-name="T2"/></text:p>
      <text:p text:style-name="P2" loext:marker-style-name="T2"><text:span text:style-name="T2">The “Alter-in-control” approach considers the key issue as which “alter” (personality) was in control at the time of the offense and whether he or she met the insanity standard, the “Each-alter” approach considers whether each personality met the insanity standard, and the “Host-alter” approach considers whether the dominant or primary personality met the insanity standard.</text:span><text:span text:style-name="T2"/></text:p>
      <text:p text:style-name="P2" loext:marker-style-name="T2"><text:span text:style-name="T2">Legal and mental health professionals are divided on whether DID warrants an acquittal for insanity. </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26T21:40:47.267617132</dc:date>
    <meta:editing-duration>PT3M52S</meta:editing-duration>
    <meta:editing-cycles>1</meta:editing-cycles>
    <meta:document-statistic meta:table-count="0" meta:image-count="0" meta:object-count="0" meta:page-count="7" meta:paragraph-count="110" meta:word-count="2222" meta:character-count="16522" meta:non-whitespace-character-count="13771"/>
    <meta:generator>LibreOffice/7.5.6.2$Linux_X86_64 LibreOffice_project/50$Build-2</meta:generator>
  </office:meta>
</office:document-meta>
</file>